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2.1209in"/>
    </style:style>
    <style:style style:name="co3" style:family="table-column">
      <style:table-column-properties fo:break-before="auto" style:column-width="0.828in"/>
    </style:style>
    <style:style style:name="co4" style:family="table-column">
      <style:table-column-properties fo:break-before="auto" style:column-width="1.7854in"/>
    </style:style>
    <style:style style:name="co5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0.7244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244in"/>
    </style:style>
    <style:style style:name="co11" style:family="table-column">
      <style:table-column-properties fo:break-before="auto" style:column-width="0.7882in"/>
    </style:style>
    <style:style style:name="co12" style:family="table-column">
      <style:table-column-properties fo:break-before="auto" style:column-width="0.6929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0.4492in"/>
    </style:style>
    <style:style style:name="co15" style:family="table-column">
      <style:table-column-properties fo:break-before="auto" style:column-width="4.32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 style:data-style-name="N44"/>
    <style:style style:name="ce3" style:family="table-cell" style:parent-style-name="Default" style:data-style-name="N43"/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style:font-name="Courier New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9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Lucida Console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ucida Console'" style:font-family-generic-asian="modern" style:font-pitch-asian="fixed" style:font-size-asian="9pt" style:language-asian="zh" style:country-asian="CN" style:font-style-asian="normal" style:font-weight-asian="normal" style:font-family-complex="'Lucida Console'" style:font-family-generic-complex="modern" style:font-pitch-complex="fixed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Lucida Console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ucida Console'" style:font-family-generic-asian="modern" style:font-pitch-asian="fixed" style:font-size-asian="9pt" style:language-asian="zh" style:country-asian="CN" style:font-style-asian="normal" style:font-weight-asian="normal" style:font-family-complex="'Lucida Console'" style:font-family-generic-complex="modern" style:font-pitch-complex="fixed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figuration-Vari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office:annotation draw:style-name="gr1" draw:text-style-name="P1" svg:width="6.2201in" svg:height="2.5752in" svg:x="0.9504in" svg:y="0.0681in" draw:caption-point-x="0.0488in" draw:caption-point-y="-0.0642in">
              <dc:date>2015-08-18T00:00:00</dc:date>
              <text:p text:style-name="P1"><text:span text:style-name="T1">#</text:span></text:p>
              <text:p text:style-name="P1"><text:span text:style-name="T1"># <text:s text:c="6"/>For the automatic generation of config code to work:</text:span></text:p>
              <text:p text:style-name="P1"><text:span text:style-name="T1"># <text:s text:c="6"/>Edit/Save Firmware_Configuration_Parameters.ods</text:span></text:p>
              <text:p text:style-name="P1"><text:span text:style-name="T1"># <text:s text:c="6"/>Save Firmware_Configuration_Parameters.ods</text:span></text:p>
              <text:p text:style-name="P1"><text:span text:style-name="T1"># <text:s text:c="6"/>as a csv file: Firmware_Configuration_Parameters.csv</text:span></text:p>
              <text:p text:style-name="P1"><text:span text:style-name="T1">#</text:span></text:p>
              <text:p text:style-name="P1"><text:span text:style-name="T1"># <text:s text:c="6"/>(1) Save as... [Choose Save as type: TEXT CSV (.csv)]</text:span></text:p>
              <text:p text:style-name="P1"><text:span text:style-name="T1"># <text:s text:c="6"/>(2) Confirm that you want to replace the exisitng csv file.</text:span></text:p>
              <text:p text:style-name="P1"><text:span text:style-name="T1"># <text:s text:c="6"/>(3) Confirm that you want to [Keep Current Format].</text:span></text:p>
              <text:p text:style-name="P1"><text:span text:style-name="T1"># <text:s text:c="6"/>(4) At "Export of Text File" dialog:</text:span></text:p>
              <text:p text:style-name="P1"><text:span text:style-name="T1"># <text:s text:c="14"/>Character Set = Western European</text:span></text:p>
              <text:p text:style-name="P1"><text:span text:style-name="T1"># <text:s text:c="14"/>Field Delimiter = {Tab}</text:span></text:p>
              <text:p text:style-name="P1"><text:span text:style-name="T1"># <text:s text:c="14"/>Text Delimiter = "</text:span></text:p>
              <text:p text:style-name="P1"><text:span text:style-name="T1"># <text:s text:c="14"/>[x] Save cell content as shown</text:span></text:p>
              <text:p text:style-name="P1"><text:span text:style-name="T1"># <text:s text:c="14"/>[ ] Fixed column width</text:span></text:p>
              <text:p text:style-name="P1"><text:span text:style-name="T1">#</text:span></text:p>
              <text:p text:style-name="P1"><text:span text:style-name="T1"># <text:s text:c="6"/>Then, run makeCode.sh script</text:span></text:p>
              <text:p text:style-name="P1"><text:span text:style-name="T1">#</text:span></text:p>
            </office:annotation>
            <text:p>Category</text:p>
          </table:table-cell>
          <table:table-cell office:value-type="string">
            <text:p>Parameter</text:p>
          </table:table-cell>
          <table:table-cell office:value-type="string">
            <text:p>Units</text:p>
          </table:table-cell>
          <table:table-cell office:value-type="string">
            <text:p>Possible</text:p>
          </table:table-cell>
          <table:table-cell office:value-type="string">
            <text:p>Default</text:p>
          </table:table-cell>
          <table:table-cell office:value-type="string">
            <text:p>Ship-Cfg</text:p>
          </table:table-cell>
          <table:table-cell office:value-type="string">
            <text:p>APM-Cfg</text:p>
          </table:table-cell>
          <table:table-cell office:value-type="string">
            <text:p>D-Type</text:p>
          </table:table-cell>
          <table:table-cell office:value-type="string">
            <text:p>Format</text:p>
          </table:table-cell>
          <table:table-cell office:value-type="string">
            <text:p>#bytes</text:p>
          </table:table-cell>
          <table:table-cell office:value-type="string">
            <office:annotation draw:style-name="gr2" draw:text-style-name="P2" svg:width="1.1413in" svg:height="0.7012in" svg:x="10.737in" svg:y="0in" draw:caption-point-x="-0.2402in" draw:caption-point-y="0.0039in">
              <dc:date>2011-11-16T00:00:00</dc:date>
              <text:p text:style-name="P2"><text:span text:style-name="T2">Sanity counter, to compare with addresses in Memory column.</text:span></text:p>
            </office:annotation>
            <text:p>CheckAdd</text:p>
          </table:table-cell>
          <table:table-cell office:value-type="string">
            <office:annotation draw:style-name="gr3" draw:text-style-name="P2" svg:width="4.3213in" svg:height="0.3902in" svg:x="11.3591in" svg:y="0in" draw:caption-point-x="-0.2402in" draw:caption-point-y="0.0039in">
              <dc:date>2011-09-20T00:00:00</dc:date>
              <text:p text:style-name="P2"><text:span text:style-name="T2">For UP: Location in user page, leave 0-255 for other uses.</text:span></text:p>
              <text:p text:style-name="P2"><text:span text:style-name="T2">For RTC: Location on RTC</text:span></text:p>
            </office:annotation>
            <text:p>MemPtr</text:p>
          </table:table-cell>
          <table:table-cell table:style-name="Default" office:value-type="string">
            <office:annotation draw:style-name="gr2" draw:text-style-name="P2" svg:width="4.8315in" svg:height="0.7012in" svg:x="12.1441in" svg:y="0in" draw:caption-point-x="-0.2402in" draw:caption-point-y="0.0039in">
              <dc:date>2011-09-20T00:00:00</dc:date>
              <text:p text:style-name="P2"><text:span text:style-name="T2">8 letter word. Used as</text:span></text:p>
              <text:p text:style-name="P2"><text:span text:style-name="T2">* id in command interface</text:span><text:span text:style-name="T2"><text:line-break/></text:span><text:span text:style-name="T2">* variable name in firmware</text:span></text:p>
              <text:p text:style-name="P2"><text:span text:style-name="T2">* prefix in #defines in firmware</text:span></text:p>
            </office:annotation>
            <text:p>Short</text:p>
          </table:table-cell>
          <table:table-cell office:value-type="string">
            <text:p>Modify</text:p>
          </table:table-cell>
          <table:table-cell office:value-type="string">
            <office:annotation draw:style-name="gr2" draw:text-style-name="P2" svg:width="2.087in" svg:height="0.7012in" svg:x="13.435in" svg:y="0in" draw:caption-point-x="-0.2402in" draw:caption-point-y="0.0039in">
              <dc:date>2011-11-16T00:00:00</dc:date>
              <text:p text:style-name="P2"><text:span text:style-name="T2">* = General User </text:span></text:p>
              <text:p text:style-name="P2"><text:span text:style-name="T2">A = Admin Only</text:span><text:span text:style-name="T2"><text:line-break/></text:span><text:span text:style-name="T2">F = Factory Only</text:span><text:span text:style-name="T2"><text:line-break/></text:span><text:span text:style-name="T2">S = System Internal (implies F)</text:span></text:p>
            </office:annotation>
            <text:p>Access</text:p>
          </table:table-cell>
          <table:table-cell office:value-type="string">
            <office:annotation draw:style-name="gr4" draw:text-style-name="P2" svg:width="2.8839in" svg:height="0.8567in" svg:x="13.8827in" svg:y="0in" draw:caption-point-x="-0.2402in" draw:caption-point-y="0.0039in">
              <dc:date>2011-11-16T00:00:00</dc:date>
              <text:p text:style-name="P2"><text:span text:style-name="T2">Y = Provide special purpose Setup function for improved factory user interface</text:span></text:p>
              <text:p text:style-name="P2"><text:span text:style-name="T2">P = Processing relevant parameter. Keep track when changed, to insert new header into data log files.</text:span></text:p>
            </office:annotation>
            <text:p>Setup</text:p>
          </table:table-cell>
          <table:table-cell office:value-type="string">
            <office:annotation draw:style-name="gr3" draw:text-style-name="P2" svg:width="4.1594in" svg:height="0.3902in" svg:x="14.3303in" svg:y="0in" draw:caption-point-x="-0.2402in" draw:caption-point-y="0.0039in">
              <dc:date>2011-09-20T00:00:00</dc:date>
              <text:p text:style-name="P2"><text:span text:style-name="T2">UP = User Page (limited write cycles)</text:span></text:p>
              <text:p text:style-name="P2"><text:span text:style-name="T2">RTC = Real Time Clock (battery backed, infinite write cycles)</text:span></text:p>
            </office:annotation>
            <text:p>Store</text:p>
          </table:table-cell>
          <table:table-cell office:value-type="string">
            <text:p>Used</text:p>
          </table:table-cell>
          <table:table-cell office:value-type="string">
            <office:annotation draw:style-name="gr5" draw:text-style-name="P2" svg:width="1.1413in" svg:height="0.5457in" svg:x="19.0898in" svg:y="0in" draw:caption-point-x="-0.2402in" draw:caption-point-y="0.0039in">
              <dc:date>2011-11-16T00:00:00</dc:date>
              <text:p text:style-name="P2"><text:span text:style-name="T2">Comment will also go into generated code.</text:span></text:p>
            </office:annotation>
            <text:p>Comment</text:p>
          </table:table-cell>
          <table:table-cell/>
        </table:table-row>
        <table:table-row table:style-name="ro1"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 office:value-type="string">
            <text:p>Build</text:p>
          </table:table-cell>
          <table:table-cell office:value-type="string">
            <text:p>Sensor Type</text:p>
          </table:table-cell>
          <table:table-cell office:value-type="string">
            <text:p>-</text:p>
          </table:table-cell>
          <table:table-cell office:value-type="string">
            <text:p>HyperNavRadiometer,HyperNavTestHead</text:p>
          </table:table-cell>
          <table:table-cell office:value-type="string">
            <text:p>HyperNavRadiometer</text:p>
          </table:table-cell>
          <table:table-cell table:number-columns-repeated="2" office:value-type="string">
            <text:p>=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number-columns-repeated="2" office:value-type="float" office:value="256">
            <text:p>256</text:p>
          </table:table-cell>
          <table:table-cell office:value-type="string">
            <text:p>senstype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3]=[.L3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Sensor Version</text:p>
          </table:table-cell>
          <table:table-cell office:value-type="string">
            <text:p>-</text:p>
          </table:table-cell>
          <table:table-cell table:number-columns-repeated="2" office:value-type="string">
            <text:p>V1</text:p>
          </table:table-cell>
          <table:table-cell table:number-columns-repeated="2" office:value-type="string">
            <text:p>V2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formula="of:=IF([.J3]&lt;4;[.K3]+4;[.K3]+[.J3])" office:value-type="float" office:value="260">
            <text:p>260</text:p>
          </table:table-cell>
          <table:table-cell office:value-type="float" office:value="260">
            <text:p>260</text:p>
          </table:table-cell>
          <table:table-cell office:value-type="string">
            <text:p>sensvers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4]=[.L4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Serial Number</text:p>
          </table:table-cell>
          <table:table-cell office:value-type="string">
            <text:p>-</text:p>
          </table:table-cell>
          <table:table-cell office:value-type="string">
            <text:p>1:9999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formula="of:=IF([.J4]&lt;4;[.K4]+4;[.K4]+[.J4])" office:value-type="float" office:value="264">
            <text:p>264</text:p>
          </table:table-cell>
          <table:table-cell office:value-type="float" office:value="264">
            <text:p>264</text:p>
          </table:table-cell>
          <table:table-cell office:value-type="string">
            <text:p>serialno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5]=[.L5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Firmware Version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x</text:p>
          </table:table-cell>
          <table:table-cell office:value-type="float" office:value="4">
            <text:p>4</text:p>
          </table:table-cell>
          <table:table-cell table:formula="of:=IF([.J5]&lt;4;[.K5]+4;[.K5]+[.J5])" office:value-type="float" office:value="268">
            <text:p>268</text:p>
          </table:table-cell>
          <table:table-cell office:value-type="float" office:value="268">
            <text:p>268</text:p>
          </table:table-cell>
          <table:table-cell office:value-type="string">
            <text:p>frwrvers</text:p>
          </table:table-cell>
          <table:table-cell office:value-type="string">
            <text:p>Rarely</text:p>
          </table:table-cell>
          <table:table-cell office:value-type="string">
            <text:p>S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office:value-type="string">
            <text:p>Is Patch + 256* Minor + 256*256 * Major</text:p>
          </table:table-cell>
          <table:table-cell table:formula="of:=IF([.K6]=[.L6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PCB Supervisor</text:p>
          </table:table-cell>
          <table:table-cell office:value-type="string">
            <text:p>-</text:p>
          </table:table-cell>
          <table:table-cell office:value-type="string">
            <text:p>Available, Missing</text:p>
          </table:table-cell>
          <table:table-cell office:value-type="string">
            <text:p>Missing</text:p>
          </table:table-cell>
          <table:table-cell office:value-type="string">
            <text:p>=</text:p>
          </table:table-cell>
          <table:table-cell table:style-name="ce4" office:value-type="string">
            <text:p>=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formula="of:=280" office:value-type="float" office:value="280">
            <text:p>280</text:p>
          </table:table-cell>
          <table:table-cell office:value-type="string">
            <text:p>pwrsvisr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7]=[.L7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USB Switch</text:p>
          </table:table-cell>
          <table:table-cell office:value-type="string">
            <text:p>-</text:p>
          </table:table-cell>
          <table:table-cell office:value-type="string">
            <text:p>Available, Missing</text:p>
          </table:table-cell>
          <table:table-cell office:value-type="string">
            <text:p>Missing</text:p>
          </table:table-cell>
          <table:table-cell office:value-type="string">
            <text:p>=</text:p>
          </table:table-cell>
          <table:table-cell table:style-name="ce4" office:value-type="string">
            <text:p>=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formula="of:=284" office:value-type="float" office:value="284">
            <text:p>284</text:p>
          </table:table-cell>
          <table:table-cell office:value-type="string">
            <text:p>usbswtch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8]=[.L8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Spec Starboard Serial Numb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table:formula="of:=368" office:value-type="float" office:value="368">
            <text:p>368</text:p>
          </table:table-cell>
          <table:table-cell office:value-type="string">
            <text:p>spcsbdsn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9]=[.L9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Spec Port Serial Numb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formula="of:=IF([.J9]&lt;4;[.K9]+4;[.K9]+[.J9])" office:value-type="float" office:value="372">
            <text:p>372</text:p>
          </table:table-cell>
          <table:table-cell office:value-type="float" office:value="372">
            <text:p>372</text:p>
          </table:table-cell>
          <table:table-cell office:value-type="string">
            <text:p>spcprtsn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10]=[.L10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Frame Starboard Serial Number</text:p>
          </table:table-cell>
          <table:table-cell office:value-type="string">
            <text:p>-</text:p>
          </table:table-cell>
          <table:table-cell table:style-name="ce2" office:value-type="string">
            <text:p>0:999</text:p>
          </table:table-cell>
          <table:table-cell office:value-type="string">
            <text:p>1</text:p>
          </table:table-cell>
          <table:table-cell table:number-columns-repeated="2" office:value-type="string">
            <text:p>=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formula="of:=IF([.J10]&lt;4;[.K10]+4;[.K10]+[.J10])" office:value-type="float" office:value="376">
            <text:p>376</text:p>
          </table:table-cell>
          <table:table-cell table:formula="of:=376" office:value-type="float" office:value="376">
            <text:p>376</text:p>
          </table:table-cell>
          <table:table-cell office:value-type="string">
            <text:p>frmsbdsn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Build</text:p>
          </table:table-cell>
          <table:table-cell office:value-type="string">
            <text:p>Frame Port Serial Number</text:p>
          </table:table-cell>
          <table:table-cell office:value-type="string">
            <text:p>-</text:p>
          </table:table-cell>
          <table:table-cell table:style-name="ce2" office:value-type="string">
            <text:p>0:999</text:p>
          </table:table-cell>
          <table:table-cell office:value-type="string">
            <text:p>1</text:p>
          </table:table-cell>
          <table:table-cell table:number-columns-repeated="2" office:value-type="string">
            <text:p>=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formula="of:=IF([.J11]&lt;4;[.K11]+4;[.K11]+[.J11])" office:value-type="float" office:value="380">
            <text:p>380</text:p>
          </table:table-cell>
          <table:table-cell table:formula="of:=380" office:value-type="float" office:value="380">
            <text:p>380</text:p>
          </table:table-cell>
          <table:table-cell office:value-type="string">
            <text:p>frmprtsn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12]=[.L12];&quot;&quot;;&quot;!&quot;)">
            <text:p/>
          </table:table-cell>
        </table:table-row>
        <table:table-row table:style-name="ro1">
          <table:table-cell table:style-name="ce1" office:value-type="string">
            <text:p>Build</text:p>
          </table:table-cell>
          <table:table-cell table:style-name="ce1" office:value-type="string">
            <text:p>Admin Passwor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HyperNV</text:p>
          </table:table-cell>
          <table:table-cell table:style-name="ce1" office:value-type="string">
            <text:p>HyperNV</text:p>
          </table:table-cell>
          <table:table-cell table:style-name="ce1" office:value-type="string">
            <text:p>HyperNV</text:p>
          </table:table-cell>
          <table:table-cell table:style-name="ce1" office:value-type="string">
            <text:p>String</text:p>
          </table:table-cell>
          <table:table-cell table:style-name="ce1" office:value-type="string">
            <text:p>%s</text:p>
          </table:table-cell>
          <table:table-cell table:style-name="ce1" office:value-type="float" office:value="8">
            <text:p>8</text:p>
          </table:table-cell>
          <table:table-cell table:style-name="ce1" table:formula="of:=416" office:value-type="float" office:value="416">
            <text:p>416</text:p>
          </table:table-cell>
          <table:table-cell table:style-name="ce1" table:formula="of:=416" office:value-type="float" office:value="416">
            <text:p>416</text:p>
          </table:table-cell>
          <table:table-cell table:style-name="ce6" office:value-type="string">
            <text:p>admin_pw</text:p>
          </table:table-cell>
          <table:table-cell table:style-name="ce1" office:value-type="string">
            <text:p>Rarely</text:p>
          </table:table-cell>
          <table:table-cell table:style-name="ce1" office:value-type="string">
            <text:p>F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ny</text:p>
          </table:table-cell>
          <table:table-cell/>
          <table:table-cell table:formula="of:=IF([.K13]=[.L13];&quot;&quot;;&quot;!&quot;)">
            <text:p/>
          </table:table-cell>
        </table:table-row>
        <table:table-row table:style-name="ro1">
          <table:table-cell office:value-type="string">
            <text:p>Build</text:p>
          </table:table-cell>
          <table:table-cell office:value-type="string">
            <text:p>Factory Password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table:number-columns-repeated="3" office:value-type="string">
            <text:p>SAT+HNV</text:p>
          </table:table-cell>
          <table:table-cell office:value-type="string">
            <text:p>String</text:p>
          </table:table-cell>
          <table:table-cell office:value-type="string">
            <text:p>%s</text:p>
          </table:table-cell>
          <table:table-cell office:value-type="float" office:value="8">
            <text:p>8</text:p>
          </table:table-cell>
          <table:table-cell table:formula="of:=IF([.J13]&lt;4;[.K13]+4;[.K13]+[.J13])" office:value-type="float" office:value="424">
            <text:p>424</text:p>
          </table:table-cell>
          <table:table-cell table:formula="of:=424" office:value-type="float" office:value="424">
            <text:p>424</text:p>
          </table:table-cell>
          <table:table-cell office:value-type="string">
            <text:p>fctry_pw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UP</text:p>
          </table:table-cell>
          <table:table-cell office:value-type="string">
            <text:p>Any</text:p>
          </table:table-cell>
          <table:table-cell/>
          <table:table-cell table:formula="of:=IF([.K14]=[.L14];&quot;&quot;;&quot;!&quot;)">
            <text:p/>
          </table:table-cell>
        </table:table-row>
        <table:table-row table:style-name="ro1">
          <table:table-cell table:style-name="ce1" office:value-type="string">
            <text:p>Build</text:p>
          </table:table-cell>
          <table:table-cell table:style-name="ce1" office:value-type="string">
            <text:p>Long Wait Flag</text:p>
          </table:table-cell>
          <table:table-cell table:style-name="ce1" office:value-type="string">
            <text:p>-</text:p>
          </table:table-cell>
          <table:table-cell table:style-name="ce1" office:value-type="string">
            <text:p>Wait, Skip</text:p>
          </table:table-cell>
          <table:table-cell table:style-name="ce1" office:value-type="string">
            <text:p>Wait</text:p>
          </table:table-cell>
          <table:table-cell office:value-type="string">
            <text:p>Skip</text:p>
          </table:table-cell>
          <table:table-cell table:style-name="ce1" office:value-type="string">
            <text:p>Skip</text:p>
          </table:table-cell>
          <table:table-cell table:style-name="ce1" office:value-type="string">
            <text:p>Enum</text:p>
          </table:table-cell>
          <table:table-cell table:style-name="ce1" office:value-type="string">
            <text:p>%s</text:p>
          </table:table-cell>
          <table:table-cell table:style-name="ce1" office:value-type="float" office:value="1">
            <text:p>1</text:p>
          </table:table-cell>
          <table:table-cell table:style-name="ce1" table:formula="of:=448" office:value-type="float" office:value="448">
            <text:p>448</text:p>
          </table:table-cell>
          <table:table-cell table:style-name="ce1" table:formula="of:=448" office:value-type="float" office:value="448">
            <text:p>448</text:p>
          </table:table-cell>
          <table:table-cell table:style-name="ce6" office:value-type="string">
            <text:p>waitflag</text:p>
          </table:table-cell>
          <table:table-cell table:style-name="ce1" office:value-type="string">
            <text:p>Rarely</text:p>
          </table:table-cell>
          <table:table-cell table:style-name="ce1" office:value-type="string">
            <text:p>S</text:p>
          </table:table-cell>
          <table:table-cell table:style-name="ce1"/>
          <table:table-cell table:style-name="ce1" office:value-type="string">
            <text:p>UP</text:p>
          </table:table-cell>
          <table:table-cell table:style-name="ce1" office:value-type="string">
            <text:p>Any</text:p>
          </table:table-cell>
          <table:table-cell/>
          <table:table-cell table:formula="of:=IF([.K15]=[.L15];&quot;&quot;;&quot;!&quot;)">
            <text:p/>
          </table:table-cell>
        </table:table-row>
        <table:table-row table:style-name="ro1">
          <table:table-cell table:style-name="ce1" table:number-columns-repeated="5"/>
          <table:table-cell/>
          <table:table-cell table:style-name="ce1" table:number-columns-repeated="6"/>
          <table:table-cell table:style-name="ce6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Accelerometer</text:p>
          </table:table-cell>
          <table:table-cell office:value-type="string">
            <text:p>Accelerometer_Mounting</text:p>
          </table:table-cell>
          <table:table-cell office:value-type="string">
            <text:p>deg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table:style-name="ce4"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number-columns-repeated="2" office:value-type="float" office:value="292">
            <text:p>292</text:p>
          </table:table-cell>
          <table:table-cell office:value-type="string">
            <text:p>accmntng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Accelerometer</text:p>
          </table:table-cell>
          <table:table-cell office:value-type="string">
            <text:p>Accelerometer_Vertical_x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table:style-name="ce4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296">
            <text:p>296</text:p>
          </table:table-cell>
          <table:table-cell office:value-type="string">
            <text:p>accvertx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Accelerometer</text:p>
          </table:table-cell>
          <table:table-cell office:value-type="string">
            <text:p>Accelerometer_Vertical_y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table:style-name="ce4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accverty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Accelerometer</text:p>
          </table:table-cell>
          <table:table-cell office:value-type="string">
            <text:p>Accelerometer_Vertical_z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table:style-name="ce4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string">
            <text:p>accvertz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in_x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string">
            <text:p>mag_minx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ax_x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IF([.J22]&lt;4;[.K22]+4;[.K22]+[.J22])" office:value-type="float" office:value="324">
            <text:p>324</text:p>
          </table:table-cell>
          <table:table-cell office:value-type="float" office:value="324">
            <text:p>324</text:p>
          </table:table-cell>
          <table:table-cell office:value-type="string">
            <text:p>mag_maxx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in_y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IF([.J23]&lt;4;[.K23]+4;[.K23]+[.J23])" office:value-type="float" office:value="328">
            <text:p>328</text:p>
          </table:table-cell>
          <table:table-cell office:value-type="float" office:value="328">
            <text:p>328</text:p>
          </table:table-cell>
          <table:table-cell office:value-type="string">
            <text:p>mag_miny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ax_y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IF([.J24]&lt;4;[.K24]+4;[.K24]+[.J24])" office:value-type="float" office:value="332">
            <text:p>332</text:p>
          </table:table-cell>
          <table:table-cell office:value-type="float" office:value="332">
            <text:p>332</text:p>
          </table:table-cell>
          <table:table-cell office:value-type="string">
            <text:p>mag_maxy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in_z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IF([.J25]&lt;4;[.K25]+4;[.K25]+[.J25])" office:value-type="float" office:value="336">
            <text:p>336</text:p>
          </table:table-cell>
          <table:table-cell office:value-type="float" office:value="336">
            <text:p>336</text:p>
          </table:table-cell>
          <table:table-cell office:value-type="string">
            <text:p>mag_minz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Magnetometer_Max_z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IF([.J26]&lt;4;[.K26]+4;[.K26]+[.J26])" office:value-type="float" office:value="340">
            <text:p>340</text:p>
          </table:table-cell>
          <table:table-cell office:value-type="float" office:value="340">
            <text:p>340</text:p>
          </table:table-cell>
          <table:table-cell office:value-type="string">
            <text:p>mag_maxz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string">
            <text:p>GPS</text:p>
          </table:table-cell>
          <table:table-cell office:value-type="string">
            <text:p>Latitude</text:p>
          </table:table-cell>
          <table:table-cell office:value-type="string">
            <text:p>deg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number-columns-repeated="2" office:value-type="float" office:value="480">
            <text:p>480</text:p>
          </table:table-cell>
          <table:table-cell office:value-type="string">
            <text:p>gps_lati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GPS</text:p>
          </table:table-cell>
          <table:table-cell office:value-type="string">
            <text:p>Longitude</text:p>
          </table:table-cell>
          <table:table-cell office:value-type="string">
            <text:p>deg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number-columns-repeated="2" office:value-type="float" office:value="488">
            <text:p>488</text:p>
          </table:table-cell>
          <table:table-cell office:value-type="string">
            <text:p>gps_long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GPS</text:p>
          </table:table-cell>
          <table:table-cell office:value-type="string">
            <text:p>Magnetic Declination</text:p>
          </table:table-cell>
          <table:table-cell office:value-type="string">
            <text:p>deg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number-columns-repeated="2" office:value-type="float" office:value="496">
            <text:p>496</text:p>
          </table:table-cell>
          <table:table-cell office:value-type="string">
            <text:p>magdecli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32]=[.L32];&quot;&quot;;&quot;!&quot;)">
            <text:p/>
          </table:table-cell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Serial Numb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digiqzsn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U0</text:p>
          </table:table-cell>
          <table:table-cell office:value-type="string">
            <text:p>u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number-columns-repeated="2" office:value-type="float" office:value="136">
            <text:p>136</text:p>
          </table:table-cell>
          <table:table-cell office:value-type="string">
            <text:p>digiqzu0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Y1</text:p>
          </table:table-cell>
          <table:table-cell office:value-type="string">
            <text:p>C/u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4]+[.J34]"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string">
            <text:p>digiqzy1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Y2</text:p>
          </table:table-cell>
          <table:table-cell office:value-type="string">
            <text:p>C/us2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5]+[.J35]" office:value-type="float" office:value="152">
            <text:p>152</text:p>
          </table:table-cell>
          <table:table-cell office:value-type="float" office:value="152">
            <text:p>152</text:p>
          </table:table-cell>
          <table:table-cell office:value-type="string">
            <text:p>digiqzy2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Y3</text:p>
          </table:table-cell>
          <table:table-cell office:value-type="string">
            <text:p>C/us3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6]+[.J36]" office:value-type="float" office:value="160">
            <text:p>160</text:p>
          </table:table-cell>
          <table:table-cell office:value-type="float" office:value="160">
            <text:p>160</text:p>
          </table:table-cell>
          <table:table-cell office:value-type="string">
            <text:p>digiqzy3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C1</text:p>
          </table:table-cell>
          <table:table-cell office:value-type="string">
            <text:p>psia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7]+[.J37]" office:value-type="float" office:value="168">
            <text:p>168</text:p>
          </table:table-cell>
          <table:table-cell office:value-type="float" office:value="168">
            <text:p>168</text:p>
          </table:table-cell>
          <table:table-cell office:value-type="string">
            <text:p>digiqzc1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C2</text:p>
          </table:table-cell>
          <table:table-cell office:value-type="string">
            <text:p>psia/u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8]+[.J38]"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string">
            <text:p>digiqzc2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C3</text:p>
          </table:table-cell>
          <table:table-cell office:value-type="string">
            <text:p>psia/us2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39]+[.J39]" office:value-type="float" office:value="184">
            <text:p>184</text:p>
          </table:table-cell>
          <table:table-cell office:value-type="float" office:value="184">
            <text:p>184</text:p>
          </table:table-cell>
          <table:table-cell office:value-type="string">
            <text:p>digiqzc3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D1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0]+[.J40]" office:value-type="float" office:value="192">
            <text:p>192</text:p>
          </table:table-cell>
          <table:table-cell office:value-type="float" office:value="192">
            <text:p>192</text:p>
          </table:table-cell>
          <table:table-cell office:value-type="string">
            <text:p>digiqzd1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D2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1]+[.J41]" office:value-type="float" office:value="200">
            <text:p>200</text:p>
          </table:table-cell>
          <table:table-cell office:value-type="float" office:value="200">
            <text:p>200</text:p>
          </table:table-cell>
          <table:table-cell office:value-type="string">
            <text:p>digiqzd2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1</text:p>
          </table:table-cell>
          <table:table-cell office:value-type="string">
            <text:p>u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2]+[.J42]" office:value-type="float" office:value="208">
            <text:p>208</text:p>
          </table:table-cell>
          <table:table-cell office:value-type="float" office:value="208">
            <text:p>208</text:p>
          </table:table-cell>
          <table:table-cell office:value-type="string">
            <text:p>digiqzt1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2</text:p>
          </table:table-cell>
          <table:table-cell office:value-type="string">
            <text:p>us/u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3]+[.J43]" office:value-type="float" office:value="216">
            <text:p>216</text:p>
          </table:table-cell>
          <table:table-cell office:value-type="float" office:value="216">
            <text:p>216</text:p>
          </table:table-cell>
          <table:table-cell office:value-type="string">
            <text:p>digiqzt2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3</text:p>
          </table:table-cell>
          <table:table-cell office:value-type="string">
            <text:p>us/us2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4]+[.J44]" office:value-type="float" office:value="224">
            <text:p>224</text:p>
          </table:table-cell>
          <table:table-cell office:value-type="float" office:value="224">
            <text:p>224</text:p>
          </table:table-cell>
          <table:table-cell office:value-type="string">
            <text:p>digiqzt3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4</text:p>
          </table:table-cell>
          <table:table-cell office:value-type="string">
            <text:p>us/us3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5]+[.J45]" office:value-type="float" office:value="232">
            <text:p>232</text:p>
          </table:table-cell>
          <table:table-cell office:value-type="float" office:value="232">
            <text:p>232</text:p>
          </table:table-cell>
          <table:table-cell office:value-type="string">
            <text:p>digiqzt4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5</text:p>
          </table:table-cell>
          <table:table-cell office:value-type="string">
            <text:p>us/us4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F64</text:p>
          </table:table-cell>
          <table:table-cell office:value-type="string">
            <text:p>%lf</text:p>
          </table:table-cell>
          <table:table-cell office:value-type="float" office:value="8">
            <text:p>8</text:p>
          </table:table-cell>
          <table:table-cell table:formula="of:=[.K46]+[.J46]"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string">
            <text:p>digiqzt5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Temperature Diviso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1</text:p>
          </table:table-cell>
          <table:table-cell table:number-columns-repeated="2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formula="of:=[.K47]+[.J47]"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string">
            <text:p>dqtempdv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Digiquartz Pressure Diviso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1</text:p>
          </table:table-cell>
          <table:table-cell table:number-columns-repeated="2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dqpresdv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Simulated Start Depth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string">
            <text:p>simdepth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essure</text:p>
          </table:table-cell>
          <table:table-cell office:value-type="string">
            <text:p>Sumulated Ascent Rate</text:p>
          </table:table-cell>
          <table:table-cell office:value-type="string">
            <text:p>dBar/100s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S16</text:p>
          </table:table-cell>
          <table:table-cell office:value-type="string">
            <text:p>%hd</text:p>
          </table:table-cell>
          <table:table-cell office:value-type="float" office:value="2">
            <text:p>2</text:p>
          </table:table-cell>
          <table:table-cell table:number-columns-repeated="2" office:value-type="float" office:value="348">
            <text:p>348</text:p>
          </table:table-cell>
          <table:table-cell office:value-type="string">
            <text:p>simascnt</text:p>
          </table:table-cell>
          <table:table-cell office:value-type="string">
            <text:p>Rarely</text:p>
          </table:table-cell>
          <table:table-cell office:value-type="string">
            <text:p>F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Upper_Interval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puppival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Upper_Start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3]+[.J53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puppstrt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Middle_Interval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4]+[.J54]"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>
            <text:p>pmidival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Middle_Start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5]+[.J55]"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string">
            <text:p>pmidstrt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Lower_Interval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6]+[.J56]"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>
            <text:p>plowival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Profile</text:p>
          </table:table-cell>
          <table:table-cell office:value-type="string">
            <text:p>Profile_Lower_Start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7]+[.J57]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plowstrt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#Profile</text:p>
          </table:table-cell>
          <table:table-cell office:value-type="string">
            <text:p>Profile_Deep_Interval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8]+[.J58]"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string">
            <text:p>pdepival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#Profile</text:p>
          </table:table-cell>
          <table:table-cell office:value-type="string">
            <text:p>Profile_Deep_Start</text:p>
          </table:table-cell>
          <table:table-cell office:value-type="string">
            <text:p>dbar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style-name="ce4" office:value-type="string">
            <text:p>=</text:p>
          </table:table-cell>
          <table:table-cell office:value-type="string">
            <text:p>=</text:p>
          </table:table-cell>
          <table:table-cell office:value-type="string">
            <text:p>F32</text:p>
          </table:table-cell>
          <table:table-cell office:value-type="string">
            <text:p>%f</text:p>
          </table:table-cell>
          <table:table-cell office:value-type="float" office:value="4">
            <text:p>4</text:p>
          </table:table-cell>
          <table:table-cell table:formula="of:=[.K59]+[.J59]"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string">
            <text:p>pdepstrt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UP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etup</text:p>
          </table:table-cell>
          <table:table-cell office:value-type="string">
            <text:p>Configuration Status</text:p>
          </table:table-cell>
          <table:table-cell office:value-type="string">
            <text:p>-</text:p>
          </table:table-cell>
          <table:table-cell office:value-type="string">
            <text:p>Required, Done</text:p>
          </table:table-cell>
          <table:table-cell office:value-type="string">
            <text:p>Required</text:p>
          </table:table-cell>
          <table:table-cell table:number-columns-repeated="2" office:value-type="string">
            <text:p>Done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upstus</text:p>
          </table:table-cell>
          <table:table-cell office:value-type="string">
            <text:p>Rarely</text:p>
          </table:table-cell>
          <table:table-cell office:value-type="string">
            <text:p>A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2]=[.L62];&quot;&quot;;&quot;!&quot;)">
            <text:p/>
          </table:table-cell>
        </table:table-row>
        <table:table-row table:style-name="ro1">
          <table:table-cell office:value-type="string">
            <text:p>Setup</text:p>
          </table:table-cell>
          <table:table-cell office:value-type="string">
            <text:p>Firmware Upgrade</text:p>
          </table:table-cell>
          <table:table-cell office:value-type="string">
            <text:p>-</text:p>
          </table:table-cell>
          <table:table-cell office:value-type="string">
            <text:p>Yes, No</text:p>
          </table:table-cell>
          <table:table-cell office:value-type="string">
            <text:p>No</text:p>
          </table:table-cell>
          <table:table-cell table:number-columns-repeated="2" office:value-type="string">
            <text:p>=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formula="of:=12" office:value-type="float" office:value="12">
            <text:p>12</text:p>
          </table:table-cell>
          <table:table-cell table:formula="of:=12" office:value-type="float" office:value="12">
            <text:p>12</text:p>
          </table:table-cell>
          <table:table-cell office:value-type="string">
            <text:p>fwupgrad</text:p>
          </table:table-cell>
          <table:table-cell office:value-type="string">
            <text:p>Rarely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3]=[.L63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64]=[.L64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Message Level</text:p>
          </table:table-cell>
          <table:table-cell office:value-type="string">
            <text:p>-</text:p>
          </table:table-cell>
          <table:table-cell office:value-type="string">
            <text:p>Error, Warn, Info, Debug, Trace</text:p>
          </table:table-cell>
          <table:table-cell office:value-type="string">
            <text:p>Info</text:p>
          </table:table-cell>
          <table:table-cell table:number-columns-repeated="2" office:value-type="string">
            <text:p>Warn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17" office:value-type="float" office:value="17">
            <text:p>17</text:p>
          </table:table-cell>
          <table:table-cell office:value-type="string">
            <text:p>msglevel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5]=[.L65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Message File Size</text:p>
          </table:table-cell>
          <table:table-cell office:value-type="string">
            <text:p>MB</text:p>
          </table:table-cell>
          <table:table-cell office:value-type="string">
            <text:p>0:65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U8</text:p>
          </table:table-cell>
          <table:table-cell office:value-type="string">
            <text:p>%hhu</text:p>
          </table:table-cell>
          <table:table-cell office:value-type="float" office:value="1">
            <text:p>1</text:p>
          </table:table-cell>
          <table:table-cell table:formula="of:=[.K65]+[.J65]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msgfsize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6]=[.L66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Data File Size</text:p>
          </table:table-cell>
          <table:table-cell office:value-type="string">
            <text:p>MB</text:p>
          </table:table-cell>
          <table:table-cell office:value-type="string">
            <text:p>1:65</text:p>
          </table:table-cell>
          <table:table-cell table:number-columns-repeated="3" office:value-type="string">
            <text:p>2</text:p>
          </table:table-cell>
          <table:table-cell office:value-type="string">
            <text:p>U8</text:p>
          </table:table-cell>
          <table:table-cell office:value-type="string">
            <text:p>%hhu</text:p>
          </table:table-cell>
          <table:table-cell office:value-type="float" office:value="1">
            <text:p>1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datfsize</text:p>
          </table:table-cell>
          <table:table-cell office:value-type="string">
            <text:p>Rarely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7]=[.L67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Data File Needs Header</text:p>
          </table:table-cell>
          <table:table-cell office:value-type="string">
            <text:p>-</text:p>
          </table:table-cell>
          <table:table-cell office:value-type="string">
            <text:p>Yes, No</text:p>
          </table:table-cell>
          <table:table-cell office:value-type="string">
            <text:p>Yes</text:p>
          </table:table-cell>
          <table:table-cell table:number-columns-repeated="2" office:value-type="string">
            <text:p>=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formula="of:=[.K67]+[.J67]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datfhead</text:p>
          </table:table-cell>
          <table:table-cell office:value-type="string">
            <text:p>Some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68]=[.L68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Data File LastDayOfYea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formula="of:=[.K68]+[.J68]"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string">
            <text:p>dflstdoy</text:p>
          </table:table-cell>
          <table:table-cell office:value-type="string">
            <text:p>Often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?</text:p>
          </table:table-cell>
          <table:table-cell/>
          <table:table-cell table:formula="of:=IF([.K69]=[.L69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Output Frame Subsampling</text:p>
          </table:table-cell>
          <table:table-cell office:value-type="string">
            <text:p>Shift</text:p>
          </table:table-cell>
          <table:table-cell table:style-name="ce3" office:value-type="string">
            <text:p>0:12</text:p>
          </table:table-cell>
          <table:table-cell table:number-columns-repeated="3" office:value-type="string">
            <text:p>4</text:p>
          </table:table-cell>
          <table:table-cell office:value-type="string">
            <text:p>U8</text:p>
          </table:table-cell>
          <table:table-cell office:value-type="string">
            <text:p>%hhu</text:p>
          </table:table-cell>
          <table:table-cell office:value-type="float" office:value="1">
            <text:p>1</text:p>
          </table:table-cell>
          <table:table-cell table:formula="of:=[.K69]+[.J69]"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string">
            <text:p>outfrsub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70]=[.L70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Log Frames</text:p>
          </table:table-cell>
          <table:table-cell office:value-type="string">
            <text:p>-</text:p>
          </table:table-cell>
          <table:table-cell office:value-type="string">
            <text:p>Yes, No</text:p>
          </table:table-cell>
          <table:table-cell table:number-columns-repeated="3" office:value-type="string">
            <text:p>Yes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formula="of:=[.K70]+[.J70]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logframs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71]=[.L71];&quot;&quot;;&quot;!&quot;)">
            <text:p/>
          </table:table-cell>
        </table:table-row>
        <table:table-row table:style-name="ro1">
          <table:table-cell table:style-name="ce1" office:value-type="string">
            <text:p>Input_Output</text:p>
          </table:table-cell>
          <table:table-cell table:style-name="ce1" office:value-type="string">
            <text:p>Acquisition Counter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number-columns-repeated="3" table:style-name="ce1" office:value-type="string">
            <text:p>0</text:p>
          </table:table-cell>
          <table:table-cell table:style-name="ce1" office:value-type="string">
            <text:p>U32</text:p>
          </table:table-cell>
          <table:table-cell table:style-name="ce1" office:value-type="string">
            <text:p>%lu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48">
            <text:p>48</text:p>
          </table:table-cell>
          <table:table-cell table:style-name="ce6" office:value-type="string">
            <text:p>acqcount</text:p>
          </table:table-cell>
          <table:table-cell table:style-name="ce1" office:value-type="string">
            <text:p>Often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RTC</text:p>
          </table:table-cell>
          <table:table-cell table:style-name="ce1" office:value-type="string">
            <text:p>Any</text:p>
          </table:table-cell>
          <table:table-cell/>
          <table:table-cell table:formula="of:=IF([.K72]=[.L72];&quot;&quot;;&quot;!&quot;)">
            <text:p/>
          </table:table-cell>
        </table:table-row>
        <table:table-row table:style-name="ro1">
          <table:table-cell office:value-type="string">
            <text:p>Input_Output</text:p>
          </table:table-cell>
          <table:table-cell office:value-type="string">
            <text:p>Continuous Count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table:number-columns-repeated="3" office:value-type="string">
            <text:p>0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formula="of:=[.K72]+[.J72]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cntcount</text:p>
          </table:table-cell>
          <table:table-cell office:value-type="string">
            <text:p>Often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73]=[.L73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74]=[.L74];&quot;&quot;;&quot;!&quot;)">
            <text:p/>
          </table:table-cell>
        </table:table-row>
        <table:table-row table:style-name="ro1">
          <table:table-cell office:value-type="string">
            <text:p>Testing</text:p>
          </table:table-cell>
          <table:table-cell office:value-type="string">
            <text:p>Data Mode</text:p>
          </table:table-cell>
          <table:table-cell office:value-type="string">
            <text:p>-</text:p>
          </table:table-cell>
          <table:table-cell office:value-type="string">
            <text:p>Real, Fake</text:p>
          </table:table-cell>
          <table:table-cell table:number-columns-repeated="3" office:value-type="string">
            <text:p>Real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datamode</text:p>
          </table:table-cell>
          <table:table-cell office:value-type="string">
            <text:p>Rarely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75]=[.L75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76]=[.L76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Operation Mode</text:p>
          </table:table-cell>
          <table:table-cell office:value-type="string">
            <text:p>-</text:p>
          </table:table-cell>
          <table:table-cell office:value-type="string">
            <text:p>Continuous, APM</text:p>
          </table:table-cell>
          <table:table-cell office:value-type="string">
            <text:p>Continuous</text:p>
          </table:table-cell>
          <table:table-cell/>
          <table:table-cell office:value-type="string">
            <text:p>APM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opermode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 office:value-type="string">
            <text:p>Startup; replace FixedTime by Burnin command?</text:p>
          </table:table-cell>
          <table:table-cell table:formula="of:=IF([.K77]=[.L77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Operation Control</text:p>
          </table:table-cell>
          <table:table-cell office:value-type="string">
            <text:p>-</text:p>
          </table:table-cell>
          <table:table-cell office:value-type="string">
            <text:p>Duration, Samples</text:p>
          </table:table-cell>
          <table:table-cell table:number-columns-repeated="3" office:value-type="string">
            <text:p>Duration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formula="of:=[.K77]+[.J77]" office:value-type="float" office:value="97">
            <text:p>97</text:p>
          </table:table-cell>
          <table:table-cell table:formula="of:=97" office:value-type="float" office:value="97">
            <text:p>97</text:p>
          </table:table-cell>
          <table:table-cell office:value-type="string">
            <text:p>operctrl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78]=[.L78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Operation State</text:p>
          </table:table-cell>
          <table:table-cell office:value-type="string">
            <text:p>-</text:p>
          </table:table-cell>
          <table:table-cell office:value-type="string">
            <text:p>Prompt, Streaming, Profiling, Transmitting</text:p>
          </table:table-cell>
          <table:table-cell table:number-columns-repeated="2" office:value-type="string">
            <text:p>Streaming</text:p>
          </table:table-cell>
          <table:table-cell office:value-type="string">
            <text:p>APMPrompt</text:p>
          </table:table-cell>
          <table:table-cell office:value-type="string">
            <text:p>Enum</text:p>
          </table:table-cell>
          <table:table-cell office:value-type="string">
            <text:p>%s</text:p>
          </table:table-cell>
          <table:table-cell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string">
            <text:p>operstat</text:p>
          </table:table-cell>
          <table:table-cell office:value-type="string">
            <text:p>Often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System Reset Time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sysrsttm</text:p>
          </table:table-cell>
          <table:table-cell office:value-type="string">
            <text:p>Often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 office:value-type="string">
            <text:p>Time when current execution started</text:p>
          </table:table-cell>
          <table:table-cell table:formula="of:=IF([.K80]=[.L80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System Reset Count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formula="of:=[.K80]+[.J80]"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>
            <text:p>sysrstct</text:p>
          </table:table-cell>
          <table:table-cell office:value-type="string">
            <text:p>Often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81]=[.L81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Power Cycle Counter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0</text:p>
          </table:table-cell>
          <table:table-cell table:number-columns-repeated="2" office:value-type="string">
            <text:p>=</text:p>
          </table:table-cell>
          <table:table-cell office:value-type="string">
            <text:p>U32</text:p>
          </table:table-cell>
          <table:table-cell office:value-type="string">
            <text:p>%lu</text:p>
          </table:table-cell>
          <table:table-cell office:value-type="float" office:value="4">
            <text:p>4</text:p>
          </table:table-cell>
          <table:table-cell table:formula="of:=[.K81]+[.J81]"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>
            <text:p>pwrcycnt</text:p>
          </table:table-cell>
          <table:table-cell office:value-type="string">
            <text:p>Often</text:p>
          </table:table-cell>
          <table:table-cell office:value-type="string">
            <text:p>S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82]=[.L82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Countdown</text:p>
          </table:table-cell>
          <table:table-cell office:value-type="string">
            <text:p>s</text:p>
          </table:table-cell>
          <table:table-cell office:value-type="string">
            <text:p>3:3600</text:p>
          </table:table-cell>
          <table:table-cell table:number-columns-repeated="3" office:value-type="string">
            <text:p>15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number-columns-repeated="2" office:value-type="float" office:value="114">
            <text:p>114</text:p>
          </table:table-cell>
          <table:table-cell office:value-type="string">
            <text:p>countdwn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 office:value-type="string">
            <text:p>most Operation Modes</text:p>
          </table:table-cell>
          <table:table-cell table:formula="of:=IF([.K83]=[.L83];&quot;&quot;;&quot;!&quot;)">
            <text:p/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APM Command Timeout</text:p>
          </table:table-cell>
          <table:table-cell office:value-type="string">
            <text:p>s</text:p>
          </table:table-cell>
          <table:table-cell office:value-type="string">
            <text:p>*</text:p>
          </table:table-cell>
          <table:table-cell table:number-columns-repeated="3" office:value-type="string">
            <text:p>10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number-columns-repeated="2" office:value-type="float" office:value="116">
            <text:p>116</text:p>
          </table:table-cell>
          <table:table-cell office:value-type="string">
            <text:p>apmcmdto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 office:value-type="string">
            <text:p>0 means no timeout</text:p>
          </table:table-cell>
          <table:table-cell table:formula="of:=IF([.K84]=[.L84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85]=[.L85];&quot;&quot;;&quot;!&quot;)">
            <text:p/>
          </table:table-cell>
        </table:table-row>
        <table:table-row table:style-name="ro2">
          <table:table-cell office:value-type="string">
            <text:p>Acquisition</text:p>
          </table:table-cell>
          <table:table-cell office:value-type="string">
            <text:p>Saturation Counts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table:number-columns-repeated="3" office:value-type="string">
            <text:p>50000</text:p>
          </table:table-cell>
          <table:table-cell office:value-type="string">
            <text:p>U16</text:p>
          </table:table-cell>
          <table:table-cell office:value-type="string">
            <text:p>%hu</text:p>
          </table:table-cell>
          <table:table-cell office:value-type="float" office:value="2">
            <text:p>2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saturcnt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86]=[.L86];&quot;&quot;;&quot;!&quot;)">
            <text:p/>
          </table:table-cell>
        </table:table-row>
        <table:table-row table:style-name="ro2">
          <table:table-cell office:value-type="string">
            <text:p>Acquisition</text:p>
          </table:table-cell>
          <table:table-cell office:value-type="string">
            <text:p>Number of Clearouts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table:number-columns-repeated="3" office:value-type="string">
            <text:p>3</text:p>
          </table:table-cell>
          <table:table-cell office:value-type="string">
            <text:p>U8</text:p>
          </table:table-cell>
          <table:table-cell office:value-type="string">
            <text:p>%hhu</text:p>
          </table:table-cell>
          <table:table-cell office:value-type="float" office:value="1">
            <text:p>1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numclear</text:p>
          </table:table-cell>
          <table:table-cell office:value-type="string">
            <text:p>Some</text:p>
          </table:table-cell>
          <table:table-cell office:value-type="string">
            <text:p>*</text:p>
          </table:table-cell>
          <table:table-cell/>
          <table:table-cell office:value-type="string">
            <text:p>RTC</text:p>
          </table:table-cell>
          <table:table-cell office:value-type="string">
            <text:p>Any</text:p>
          </table:table-cell>
          <table:table-cell/>
          <table:table-cell table:formula="of:=IF([.K87]=[.L87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88]=[.L88];&quot;&quot;;&quot;!&quot;)">
            <text:p/>
          </table:table-cell>
        </table:table-row>
        <table:table-row table:style-name="ro1">
          <table:table-cell table:number-columns-repeated="10"/>
          <table:table-cell table:number-columns-repeated="2"/>
          <table:table-cell table:number-columns-repeated="7"/>
          <table:table-cell table:formula="of:=IF([.K89]=[.L89];&quot;&quot;;&quot;!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hadow="none" style:scale-to="3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10/05/2016</text:date>, <text:time>12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0-05T12:10:01.78</dc:date>
    <meta:editing-duration>P74DT18H33M12S</meta:editing-duration>
    <meta:editing-cycles>122</meta:editing-cycles>
    <meta:printed-by>Burkhard Plache</meta:printed-by>
    <meta:print-date>2011-10-03T10:29:18.23</meta:print-date>
    <meta:document-statistic meta:table-count="1" meta:cell-count="1364" meta:object-count="0"/>
  </office:meta>
</office:document-meta>
</file>